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layer="layout" svg:width="4.4cm" svg:height="0.962cm" svg:x="2.2cm" svg:y="1.2cm">
          <draw:text-box>
            <text:p>base_window</text:p>
          </draw:text-box>
        </draw:frame>
        <draw:frame draw:style-name="gr1" draw:text-style-name="P1" draw:layer="layout" svg:width="5.8cm" svg:height="0.962cm" svg:x="1.8cm" svg:y="5.238cm">
          <draw:text-box>
            <text:p text:style-name="P1">general</text:p>
          </draw:text-box>
        </draw:frame>
        <draw:frame draw:style-name="gr1" draw:text-style-name="P1" draw:layer="layout" svg:width="6.2cm" svg:height="0.962cm" svg:x="12cm" svg:y="3cm">
          <draw:text-box>
            <text:p text:style-name="P1">exception_window</text:p>
          </draw:text-box>
        </draw:frame>
        <draw:frame draw:style-name="gr1" draw:text-style-name="P1" draw:layer="layout" svg:width="5.2cm" svg:height="0.962cm" svg:x="12.8cm" svg:y="4.838cm">
          <draw:text-box>
            <text:p text:style-name="P1">base_exception</text:p>
          </draw:text-box>
        </draw:frame>
        <draw:frame draw:style-name="gr1" draw:layer="layout" svg:width="6.2cm" svg:height="0.962cm" svg:x="12cm" svg:y="7.072cm">
          <draw:text-box>
            <text:p text:style-name="P1">e1 <text:s/>e2 <text:s/>e3 <text:s/>… <text:s/>en <text:s text:c="2"/></text:p>
          </draw:text-box>
        </draw:frame>
        <draw:frame draw:style-name="gr1" draw:text-style-name="P1" draw:layer="layout" svg:width="5cm" svg:height="0.962cm" svg:x="12.8cm" svg:y="8.71cm">
          <draw:text-box>
            <text:p text:style-name="P1">exceptions_list</text:p>
          </draw:text-box>
        </draw:frame>
        <draw:frame draw:style-name="gr1" draw:layer="layout" svg:width="5cm" svg:height="0.962cm" svg:x="2.2cm" svg:y="3.2cm">
          <draw:text-box>
            <text:p text:style-name="P1">adress_texts</text:p>
          </draw:text-box>
        </draw:frame>
        <draw:frame draw:style-name="gr1" draw:layer="layout" svg:width="3.4cm" svg:height="0.962cm" svg:x="14.4cm" svg:y="10.386cm">
          <draw:text-box>
            <text:p>carcass</text:p>
          </draw:text-box>
        </draw:frame>
        <draw:frame draw:style-name="gr1" draw:layer="layout" svg:width="3.4cm" svg:height="0.962cm" svg:x="14.4cm" svg:y="19.038cm">
          <draw:text-box>
            <text:p text:style-name="P1">main</text:p>
          </draw:text-box>
        </draw:frame>
        <draw:frame draw:style-name="gr1" draw:text-style-name="P1" draw:layer="layout" svg:width="1.8cm" svg:height="0.962cm" svg:x="10.8cm" svg:y="12.948cm">
          <draw:text-box>
            <text:p text:style-name="P1">AW</text:p>
          </draw:text-box>
        </draw:frame>
        <draw:frame draw:style-name="gr1" draw:layer="layout" svg:width="3cm" svg:height="0.962cm" svg:x="19cm" svg:y="12.948cm">
          <draw:text-box>
            <text:p>WWW</text:p>
          </draw:text-box>
        </draw:frame>
        <draw:frame draw:style-name="gr2" draw:layer="layout" svg:width="2.4cm" svg:height="0.962cm" svg:x="13.8cm" svg:y="12.986cm">
          <draw:text-box>
            <text:p>LSW</text:p>
          </draw:text-box>
        </draw:frame>
        <draw:line draw:style-name="gr3" draw:text-style-name="P1" draw:layer="layout" svg:x1="4.8cm" svg:y1="2.162cm" svg:x2="4.8cm" svg:y2="3cm">
          <text:p/>
        </draw:line>
        <draw:line draw:style-name="gr3" draw:text-style-name="P1" draw:layer="layout" svg:x1="15.2cm" svg:y1="6.072cm" svg:x2="12.6cm" svg:y2="7.11cm">
          <text:p/>
        </draw:line>
        <draw:line draw:style-name="gr3" draw:text-style-name="P1" draw:layer="layout" svg:x1="15.6cm" svg:y1="6.072cm" svg:x2="13.8cm" svg:y2="7.11cm">
          <text:p/>
        </draw:line>
        <draw:line draw:style-name="gr3" draw:text-style-name="P1" draw:layer="layout" svg:x1="16cm" svg:y1="6.072cm" svg:x2="16.6cm" svg:y2="7.11cm">
          <text:p/>
        </draw:line>
        <draw:line draw:style-name="gr3" draw:text-style-name="P1" draw:layer="layout" svg:x1="16cm" svg:y1="6.072cm" svg:x2="14.8cm" svg:y2="7.11cm">
          <text:p/>
        </draw:line>
        <draw:line draw:style-name="gr3" draw:text-style-name="P1" draw:layer="layout" svg:x1="12.6cm" svg:y1="8.072cm" svg:x2="13.6cm" svg:y2="8.71cm">
          <text:p/>
        </draw:line>
        <draw:line draw:style-name="gr3" draw:text-style-name="P1" draw:layer="layout" svg:x1="13.6cm" svg:y1="7.91cm" svg:x2="14.4cm" svg:y2="8.71cm">
          <text:p/>
        </draw:line>
        <draw:line draw:style-name="gr3" draw:text-style-name="P1" draw:layer="layout" svg:x1="14.8cm" svg:y1="8.072cm" svg:x2="15cm" svg:y2="8.71cm">
          <text:p/>
        </draw:line>
        <draw:line draw:style-name="gr3" draw:text-style-name="P1" draw:layer="layout" svg:x1="16.8cm" svg:y1="8.072cm" svg:x2="16.2cm" svg:y2="8.71cm">
          <text:p/>
        </draw:line>
        <draw:frame draw:style-name="gr1" draw:layer="layout" svg:width="5.8cm" svg:height="0.962cm" svg:x="12.4cm" svg:y="1.4cm">
          <draw:text-box>
            <text:p>message_window</text:p>
          </draw:text-box>
        </draw:frame>
        <draw:line draw:style-name="gr3" draw:text-style-name="P1" draw:layer="layout" svg:x1="4.8cm" svg:y1="4.4cm" svg:x2="4.8cm" svg:y2="5.238cm">
          <text:p/>
        </draw:line>
        <draw:line draw:style-name="gr3" draw:text-style-name="P1" draw:layer="layout" svg:x1="6cm" svg:y1="5.8cm" svg:x2="12.4cm" svg:y2="2.362cm">
          <text:p/>
        </draw:line>
        <draw:line draw:style-name="gr3" draw:text-style-name="P1" draw:layer="layout" svg:x1="15.4cm" svg:y1="2.362cm" svg:x2="15.4cm" svg:y2="3.2cm">
          <text:p/>
        </draw:line>
        <draw:line draw:style-name="gr3" draw:text-style-name="P1" draw:layer="layout" svg:x1="15.4cm" svg:y1="4cm" svg:x2="15.4cm" svg:y2="4.838cm">
          <text:p/>
        </draw:line>
        <draw:line draw:style-name="gr3" draw:text-style-name="P1" draw:layer="layout" svg:x1="15.4cm" svg:y1="9.672cm" svg:x2="15.4cm" svg:y2="10.51cm">
          <text:p/>
        </draw:line>
        <draw:frame draw:style-name="gr1" draw:layer="layout" svg:width="2.4cm" svg:height="0.962cm" svg:x="16.8cm" svg:y="12.948cm">
          <draw:text-box>
            <text:p>MW</text:p>
          </draw:text-box>
        </draw:frame>
        <draw:frame draw:style-name="gr1" draw:layer="layout" svg:width="3.4cm" svg:height="0.962cm" svg:x="15cm" svg:y="15.638cm">
          <draw:text-box>
            <text:p>Sloter</text:p>
          </draw:text-box>
        </draw:frame>
        <draw:line draw:style-name="gr3" draw:text-style-name="P1" draw:layer="layout" svg:x1="15cm" svg:y1="11.348cm" svg:x2="12cm" svg:y2="12.948cm">
          <text:p/>
        </draw:line>
        <draw:line draw:style-name="gr3" draw:text-style-name="P1" draw:layer="layout" svg:x1="15.6cm" svg:y1="11.348cm" svg:x2="15cm" svg:y2="12.948cm">
          <text:p/>
        </draw:line>
        <draw:line draw:style-name="gr3" draw:text-style-name="P1" draw:layer="layout" svg:x1="16.2cm" svg:y1="11.348cm" svg:x2="17.2cm" svg:y2="12.948cm">
          <text:p/>
        </draw:line>
        <draw:line draw:style-name="gr3" draw:text-style-name="P1" draw:layer="layout" svg:x1="17cm" svg:y1="11.348cm" svg:x2="19.8cm" svg:y2="12.748cm">
          <text:p/>
        </draw:line>
        <draw:line draw:style-name="gr3" draw:text-style-name="P1" draw:layer="layout" svg:x1="12cm" svg:y1="13.91cm" svg:x2="15cm" svg:y2="15.8cm">
          <text:p/>
        </draw:line>
        <draw:line draw:style-name="gr3" draw:text-style-name="P1" draw:layer="layout" svg:x1="15cm" svg:y1="13.948cm" svg:x2="15.8cm" svg:y2="15.8cm">
          <text:p/>
        </draw:line>
        <draw:line draw:style-name="gr3" draw:text-style-name="P1" draw:layer="layout" svg:x1="17.6cm" svg:y1="13.91cm" svg:x2="16.4cm" svg:y2="15.8cm">
          <text:p/>
        </draw:line>
        <draw:line draw:style-name="gr3" draw:text-style-name="P1" draw:layer="layout" svg:x1="20cm" svg:y1="13.91cm" svg:x2="17cm" svg:y2="15.8cm">
          <text:p/>
        </draw:line>
        <draw:line draw:style-name="gr3" draw:text-style-name="P1" draw:layer="layout" svg:x1="15.8cm" svg:y1="16.6cm" svg:x2="16cm" svg:y2="19.038cm">
          <text:p/>
        </draw:line>
        <draw:frame draw:style-name="gr1" draw:layer="layout" svg:width="3.8cm" svg:height="0.962cm" svg:x="20cm" svg:y="10cm">
          <draw:text-box>
            <text:p>language</text:p>
          </draw:text-box>
        </draw:frame>
        <draw:line draw:style-name="gr3" draw:text-style-name="P1" draw:layer="layout" svg:x1="17.2cm" svg:y1="10.8cm" svg:x2="19.8cm" svg:y2="10.6cm">
          <text:p/>
        </draw:line>
        <draw:line draw:style-name="gr3" draw:text-style-name="P1" draw:layer="layout" svg:x1="22cm" svg:y1="10.962cm" svg:x2="20.6cm" svg:y2="12.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02:02:54.312000000</meta:creation-date>
    <dc:date>2014-12-13T12:46:48.021000000</dc:date>
    <meta:editing-duration>P0D</meta:editing-duration>
    <meta:editing-cycles>3</meta:editing-cycles>
    <meta:generator>LibreOffice/4.2.2.1$Windows_x86 LibreOffice_project/3be8cda0bddd8e430d8cda1ebfd581265cca5a0f</meta:generator>
    <meta:document-statistic meta:object-count="64"/>
  </office:meta>
</office:document-meta>
</file>